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531136" officeooo:paragraph-rsid="0030d279"/>
    </style:style>
    <style:style style:name="P16" style:family="paragraph" style:parent-style-name="Title">
      <style:text-properties officeooo:rsid="00531136" officeooo:paragraph-rsid="00531136"/>
    </style:style>
    <style:style style:name="P17" style:family="paragraph" style:parent-style-name="Text_20_body">
      <style:text-properties officeooo:rsid="00531136" officeooo:paragraph-rsid="00531136"/>
    </style:style>
    <style:style style:name="P18" style:family="paragraph" style:parent-style-name="Text_20_body">
      <style:text-properties officeooo:rsid="00541bbd" officeooo:paragraph-rsid="00541bbd"/>
    </style:style>
    <style:style style:name="P19" style:family="paragraph" style:parent-style-name="Standard">
      <style:paragraph-properties fo:margin-left="0cm" fo:margin-right="0cm" fo:text-indent="0cm" style:auto-text-indent="false"/>
    </style:style>
    <style:style style:name="P20" style:family="paragraph" style:parent-style-name="Heading_20_3">
      <style:text-properties officeooo:rsid="00554752" officeooo:paragraph-rsid="00554752"/>
    </style:style>
    <style:style style:name="P21" style:family="paragraph" style:parent-style-name="Text_20_body">
      <style:text-properties officeooo:rsid="00554752" officeooo:paragraph-rsid="00554752"/>
    </style:style>
    <style:style style:name="P22" style:family="paragraph" style:parent-style-name="Text_20_body">
      <style:text-properties officeooo:rsid="00563b39" officeooo:paragraph-rsid="00563b39"/>
    </style:style>
    <style:style style:name="P23" style:family="paragraph" style:parent-style-name="Heading_20_2">
      <style:text-properties officeooo:rsid="0030d279" officeooo:paragraph-rsid="0030d279"/>
    </style:style>
    <style:style style:name="P24" style:family="paragraph" style:parent-style-name="Heading_20_3">
      <style:text-properties officeooo:rsid="005a0e7f" officeooo:paragraph-rsid="005a0e7f"/>
    </style:style>
    <style:style style:name="P25" style:family="paragraph" style:parent-style-name="Text_20_body">
      <style:text-properties officeooo:rsid="005a0e7f" officeooo:paragraph-rsid="005a0e7f"/>
    </style:style>
    <style:style style:name="P26" style:family="paragraph" style:parent-style-name="Heading_20_3">
      <style:text-properties officeooo:rsid="005cc49d" officeooo:paragraph-rsid="005cc49d"/>
    </style:style>
    <style:style style:name="P27" style:family="paragraph" style:parent-style-name="Text_20_body">
      <style:text-properties officeooo:rsid="005df8b4" officeooo:paragraph-rsid="005df8b4"/>
    </style:style>
    <style:style style:name="P28" style:family="paragraph" style:parent-style-name="Text_20_body">
      <style:text-properties fo:font-style="italic" officeooo:rsid="0030d279"/>
    </style:style>
    <style:style style:name="P29" style:family="paragraph" style:parent-style-name="Text_20_body">
      <style:text-properties officeooo:rsid="005e9183" officeooo:paragraph-rsid="005e9183"/>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541bbd"/>
    </style:style>
    <style:style style:name="T8" style:family="text">
      <style:text-properties officeooo:rsid="00554752"/>
    </style:style>
    <style:style style:name="T9" style:family="text">
      <style:text-properties fo:font-weight="bold"/>
    </style:style>
    <style:style style:name="T10" style:family="text">
      <style:text-properties officeooo:rsid="00574488"/>
    </style:style>
    <style:style style:name="T11" style:family="text">
      <style:text-properties officeooo:rsid="0030d279"/>
    </style:style>
    <style:style style:name="T12" style:family="text">
      <style:text-properties officeooo:rsid="005cc49d"/>
    </style:style>
    <style:style style:name="T13" style:family="text">
      <style:text-properties fo:font-style="italic"/>
    </style:style>
    <style:style style:name="T14" style:family="text">
      <style:text-properties officeooo:rsid="003c38e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 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Iniziare a scrivere</text:p>
      <text:p text:style-name="P17">In questo articolo si risponderà a quelle che sono le domande più basilari che si può porre chi inizia a scrivere in LaTeX per la prima volta: “<text:span text:style-name="T7">C</text:span>he programma devo usare per scrivere? <text:span text:style-name="T7">E come lo installo?”</text:span></text:p>
      <text:p text:style-name="P18">Innanzitutto è importante sapere che si può scrivere anche sul blocco note o qualsiasi editor testuale, come accade per tutti i linguaggi di programmazione, <text:span text:style-name="T8">su qualsiasi sistema operativo</text:span>. Quello che serve è poi un compilatore<text:note text:id="ftn1" text:note-class="footnote"><text:note-citation>1</text:note-citation><text:note-body><text:p text:style-name="P19">Un <text:bookmark text:name="mwCw"/><text:span text:style-name="T9">compilatore</text:span> è un <text:bookmark text:name="mwDA"/>programma <text:bookmark text:name="mwDQ"/>informatico che traduce una serie di <text:bookmark text:name="mwDg"/>istruzioni scritte in un determinato <text:bookmark text:name="mwDw"/>linguaggio di programmazione <text:bookmark text:name="mwEA"/>in istruzioni di un altro linguaggio, <text:span text:style-name="T7">nel nostro caso da LaTeX a PDF</text:span></text:p><text:p text:style-name="Footnote"/></text:note-body></text:note>; <text:span text:style-name="T8">il modo di ottenerlo è diverso per ciascun sistema operativo.</text:span></text:p>
      <text:h text:style-name="P20" text:outline-level="3">Linux</text:h>
      <text:p text:style-name="P21">Quasi tutte le distribuzioni basate sul kernel Linux hanno un pacchetto minimale di TeXLive che contiene il comando ```pdflatex``` eseguibile sul terminale con la sintassi</text:p>
      <text:p text:style-name="P21">```$ pdflatex <text:s/>&lt;nome_file&gt;.tex ```</text:p>
      <text:h text:style-name="P20" text:outline-level="3">Windows e MacOS</text:h>
      <text:p text:style-name="P21">Su Windows è necessario installare TeXLive, mentre su MacOS la distribuzione corrispettiva, chiamata MacTeX. </text:p>
      <text:p text:style-name="P22">Continueremo con questo approccio nel secondo paragrafo. Prima si riporta un <text:span text:style-name="T10">metodo</text:span> più <text:s/><text:span text:style-name="T10">semplice che non richiede nessuna installazione e zero competenze informatiche.</text:span></text:p>
      <text:h text:style-name="P23" text:outline-level="2">Approccio semplice: Overleaf</text:h>
      <text:h text:style-name="P24" text:outline-level="3">Creare un account</text:h>
      <text:p text:style-name="P25">Per iniziare su Overleaf il primo passo è la creazione di un account. <text:span text:style-name="T11">Per registrarti, vai alla homepage di Overleaf, overleaf.com, e clicca sul pulsante “Registrati” nell'angolo in alto a destra. Per registrarti ti serviranno il tuo nome e un indirizzo e-mail; riceverai un'e-mail che ti chiederà di verificare il tuo indirizzo e-mail. Dopo aver cliccato sul link contenuto nell'e-mail, ti verrà chiesto di creare una password per il tuo account, e sarai pronto per iniziare!</text:span></text:p>
      <text:h text:style-name="P24" text:outline-level="3">Creare un progetto</text:h>
      <text:p text:style-name="P14"><text:span text:style-name="T12">P</text:span>er creare un nuovo progetto su Overleaf, <text:span text:style-name="T12">bisogna accedere al proprio profilo e si troverà “Nuovo progetto”</text:span> in alto a destra nella pagina. Questo vi porterà a una serie di modelli disponibili per iniziare, suddivisi in categorie come <text:span text:style-name="T12">r</text:span>iviste accademiche, <text:span text:style-name="T12">p</text:span>resentazioni e <text:span text:style-name="T12">t</text:span>esi. Potete selezionare uno dei modelli visibili nella categoria di vostra scelta, così come altri modelli disponibili, sebbene tu possa anche sfogliare i modelli recenti e popolari utilizzati da altri utenti di Overleaf. <text:span text:style-name="T12">Infine c’è la possibilità di partire da un foglio bianco per personalizzare al massimo la propria opera.</text:span></text:p>
      <text:h text:style-name="P26" text:outline-level="3"><text:soft-page-break/>Modifica base</text:h>
      <text:p text:style-name="P3"><text:span text:style-name="T13"/></text:p>
      <text:p text:style-name="P27">LA SCRIVO A MANO QUESTA PARTE</text:p>
      <text:p text:style-name="P14"/>
      <text:p text:style-name="P14"/>
      <text:p text:style-name="P3">Una volta scelto un modello, è il momento di iniziare a modificare i contenuti. Una volta aperto</text:p>
      <text:p text:style-name="P3">un progetto, lo schermo mostrerà tre sezioni: «Progetto», la finestra di modifica e una finestra per</text:p>
      <text:p text:style-name="P3">2https://www.overleaf.com/blog/447</text:p>
      <text:p text:style-name="P3">2</text:p>
      <text:p text:style-name="P3">anteprima (vedi Figura 1). La sezione Progetto a sinistra ti consentirà di caricare i file che desideri</text:p>
      <text:p text:style-name="P3">includere nel tuo progetto, ad esempio immagini e tabelle. Può essere rimossa o ripristinata</text:p>
      <text:p text:style-name="P3">facendo clic su “Progetto” nella barra dei menu in alto. La sezione di modifica al centro è dove apporterai</text:p>
      <text:p text:style-name="P3">le modifiche al tuo documento. La sezione a destra ti permette di visualizzare l'anteprima del tuo documento con la formattazione</text:p>
      <text:p text:style-name="P3">senza doverlo salvare come PDF. Per impostazione predefinita è impostata per aggiornarsi automaticamente man mano che vengono</text:p>
      <text:p text:style-name="P3">apportate modifiche, ma può essere impostata su un'opzione manuale.</text:p>
      <text:p text:style-name="P3"/>
      <text:p text:style-name="P28"/>
      <text:p text:style-name="P28"/>
      <text:p text:style-name="P14"/>
      <text:p text:style-name="P14"/>
      <text:p text:style-name="P14"/>
      <text:p text:style-name="P14">Figure 1: A screenshot of an Overleaf project</text:p>
      <text:p text:style-name="P14">When editing a project there are two options to select from: Source and Rich Text. Both can use</text:p>
      <text:p text:style-name="P14">the toolbar that inserts code for you for particular actions, but will look di↵erent in their set-up.</text:p>
      <text:p text:style-name="P14">If you are already familiar with LaTex, you can use the Source editing to code in your sections,</text:p>
      <text:p text:style-name="P14">figures, and more, and the editing window will show the code completely written out. Rich Text</text:p>
      <text:p text:style-name="P14">creates the WYSIWYG interface where formatting is mostly done by clicking buttons rather than</text:p>
      <text:p text:style-name="P14">coding by hand. This can be used by someone with no knowledge of LaTeX at all. This tutorial</text:p>
      <text:p text:style-name="P14">will primarily focus on Rich Text editing, with occasional forays into Source code.</text:p>
      <text:p text:style-name="P14">2.3.1 Editing Toolbar</text:p>
      <text:p text:style-name="P14"><text:soft-page-break/>Along with basic formatting options like making lists and making text bold or italic, Overleaf o↵ers</text:p>
      <text:p text:style-name="P14">advanced formatting tools. Let’s first look at the toolbar (Figure 2) found at the top of the middle</text:p>
      <text:p text:style-name="P14">editing window.</text:p>
      <text:p text:style-name="P14">Figure 2: A toolbar of editing options</text:p>
      <text:p text:style-name="P14">After the option to choose between Source coding and Rich Text, we have a bubble with a plus in</text:p>
      <text:p text:style-name="P14">the center. This button is used to add a comment. Since Overleaf is a collaborative online tool,</text:p>
      <text:p text:style-name="P14">3</text:p>
      <text:p text:style-name="P14">this option allows collaborators to leave feedback for each other and to reply to other’s comments,</text:p>
      <text:p text:style-name="P14">without the risk of the comments appearing in the final text. The next button, a clock with a</text:p>
      <text:p text:style-name="P14">counterclockwise arrow as its outline, is the file history. With the free online version of Overleaf,</text:p>
      <text:p text:style-name="P14">users can look at the past 24 hours of revisions to the project. A project’s history can also be</text:p>
      <text:p text:style-name="P14">accessed in the top-level toolbar under History &amp; Revisions.</text:p>
      <text:p text:style-name="P14">The next option is Edit, which covers typical undo/redo and copy/cut/paste options. It also has</text:p>
      <text:p text:style-name="P14">a useful ”toggle comment” feature (Figure 3). Generally, placing the percent symbol (%) in front</text:p>
      <text:p text:style-name="P14">of a line of text will ”comment” the line out; the text will remain in your editing window, but will</text:p>
      <text:p text:style-name="P14">not appear in your final PDF. To comment out more than one line of code or text, or to bring</text:p>
      <text:p text:style-name="P14">commented lines back, highlight it and use the ”toggle comment” option under Edit.</text:p>
      <text:p text:style-name="P14">Figure 3: A menu of editing options</text:p>
      <text:p text:style-name="P14">The Find feature allows you to search for the existence and locations of a word or words in the</text:p>
      <text:p text:style-name="P14">document (Figure 4). The replace function let you choose a word or words and replace any or</text:p>
      <text:p text:style-name="P14">all iterations of the words with something new. The ”position in preview” function allows you</text:p>
      <text:p text:style-name="P14">to highlight a piece of text or code and have the preview automatically jump to that point. The</text:p>
      <text:p text:style-name="P14">reverse is also possible: from any place in the preview, use the cross-hair cursor to click on a point</text:p>
      <text:p text:style-name="P14">in the preview. After a moment, the editing screen will jump to that source code/text. These</text:p>
      <text:p text:style-name="P14">functions are particularly useful in very long documents.</text:p>
      <text:p text:style-name="P14">Figure 4: A menu of finding options</text:p>
      <text:p text:style-name="P14">Our next two options are very similar, both a section symbol: §. These provide headings and</text:p>
      <text:p text:style-name="P14">sections, with the larger § acting as ”Heading 1” and the smaller § as ”Heading 2” to create an easy</text:p>
      <text:p text:style-name="P14">way to divide up your writing. Many templates number sections and subsections sequentially, like</text:p>
      <text:p text:style-name="P14">this document. This can be changed in di↵erent templates or by calling di↵erent format packages</text:p>
      <text:p text:style-name="P14">4</text:p>
      <text:p text:style-name="P14"><text:soft-page-break/>- more support can be found in the Help section.</text:p>
      <text:p text:style-name="P14">The next two toolbar options provide di↵erent formats for inserting basic mathematical symbols</text:p>
      <text:p text:style-name="P14">and equations. Lowercase pi (⇡) creates math in the same line as the line being written, like this</text:p>
      <text:p text:style-name="P14">line. Uppercase pi (⇧) will give the equation its own line. Instead of an inline equation like (4 ⇤ 5)2,</text:p>
      <text:p text:style-name="P14">it creates:</text:p>
      <text:p text:style-name="P14">(4 ⇤ 5)2</text:p>
      <text:p text:style-name="P14">Following standard numbered and bulleted list options, there are tools represented by arrows point-</text:p>
      <text:p text:style-name="P14">ing up and down either towards or away from each other. These allow you to collapse and uncollapse</text:p>
      <text:p text:style-name="P14">the sections and subsections you’ve created. By collapsing the sections, you can often more easily</text:p>
      <text:p text:style-name="P14">find one that you are looking to edit, or get a look at the bigger picture of your document.</text:p>
      <text:p text:style-name="P14">2.4 Inserting Figures and Tables</text:p>
      <text:p text:style-name="P14">Inserting figures and table does require a bit of coding, whether using Source or Rich Text.</text:p>
      <text:p text:style-name="P14">2.4.1 Inserting Figures</text:p>
      <text:p text:style-name="P14">To insert a figure (which includes images or graphs and tables that you may have created in excel),</text:p>
      <text:p text:style-name="P14">you must first upload your image using the Project button in the top toolbar. Pressing ”files” will</text:p>
      <text:p text:style-name="P14">provide options to upload a file from your computer, Dropbox, Google Drive, and more (Figure 5).</text:p>
      <text:p text:style-name="P14">The next step is to type in the code for the figure.</text:p>
      <text:p text:style-name="P14">Figure 5: You can select from a variety of file sources.</text:p>
      <text:p text:style-name="P14">Figure 6 demonstrates the code for a figure. All code in LaTex begins with a backslash, and as</text:p>
      <text:p text:style-name="P14">line 160 in Figure 6 shows, you want to ”begin” by setting up your code as a figure in the curly</text:p>
      <text:p text:style-name="P14">5</text:p>
      <text:p text:style-name="P14">brackets, which will automatically label it with a number based on its position within the paper</text:p>
      <text:p text:style-name="P14">relative to other figures. Including ”h” in the square brackets directly after holds the figure as close</text:p>
      <text:p text:style-name="P14">as possible to the previous text, keeping the size of the image and the space left on the page in</text:p>
      <text:p text:style-name="P14">mind. The size of the image can be modified in square brackets after \includegraphics. In this</text:p>
      <text:p text:style-name="P14">image, it is resized to be 60% of the width of the text. \centering in line 161 is optional, as it will</text:p>
      <text:p text:style-name="P14">center your figure on the page. Line 162, \includegraphics, is where you call the figure by file name</text:p>
      <text:p text:style-name="P14">in curly brackets. The file name is case sensitive, including the filetype. To include a caption (which</text:p>
      <text:p text:style-name="P14">is recommended), the next line \caption includes the text of the caption in your curly brackets.</text:p>
      <text:p text:style-name="P14">Finally you ”end” your figure to indicate any text afterwards should not be included in creating</text:p>
      <text:p text:style-name="P14"><text:soft-page-break/>the figure.</text:p>
      <text:p text:style-name="P14">Figure 6: Example of the basic code to insert a figure.</text:p>
      <text:p text:style-name="P14">2.4.2 Inserting Tables</text:p>
      <text:p text:style-name="P14">There are two ways to insert a table. The first is to create a table in a di↵erent program, like Excel,</text:p>
      <text:p text:style-name="P14">and import it using the same method as a figure. This may provide more formatting options, and</text:p>
      <text:p text:style-name="P14">is also the recommended method for graphs.</text:p>
      <text:p text:style-name="P14">However, it is also possible to build a table directly in Overleaf; sample code is in Figure 7. Like</text:p>
      <text:p text:style-name="P14">when coding a figure, you should ”begin” by establishing your element as a table in the curly</text:p>
      <text:p text:style-name="P14">brackets, and code the h in square brackets to keep your table close to the previous text (see line</text:p>
      <text:p text:style-name="P14">167 in Figure 7). This will associate any code before the ”end” of the table with this table element.</text:p>
      <text:p text:style-name="P14">Next you want to ”begin” the data in the rows and columns with ”tabular” in the first set of curly</text:p>
      <text:p text:style-name="P14">brackets, and the equivalent number of ”l”s for the number of columns you would like; in this</text:p>
      <text:p text:style-name="P14">example, we also placed a vertical line before and after each ”l” to indicate we want lines on the</text:p>
      <text:p text:style-name="P14">edges of the table and between each of the columns - the sample code has 3 columns. To place</text:p>
      <text:p text:style-name="P14">a line between rows, we use the code \hline demonstrated in line 170. Each subsequent line after</text:p>
      <text:p text:style-name="P14">beginning the tabular data represents a row, with column values seperated by ampersands. The</text:p>
      <text:p text:style-name="P14">end of a line is established with two backslashes. Once all the rows are entered, you should ”end”</text:p>
      <text:p text:style-name="P14">the ”tabular” as in line 177. Before ”end”ing your table, you can add a caption as in line 178, as</text:p>
      <text:p text:style-name="P14">well as choose from other table features like centering, here in the earlier line 168.</text:p>
      <text:p text:style-name="P14">Column 1 Column 2 Column 3</text:p>
      <text:p text:style-name="P14">Row 1a Row1b Row1c</text:p>
      <text:p text:style-name="P14">Row 2a Row 2b Row2c</text:p>
      <text:p text:style-name="P14">Row 3a Row3b Row3c</text:p>
      <text:p text:style-name="P14">Table 1: The table created from the code in Figure 7</text:p>
      <text:p text:style-name="P14">Figures and tables are counted separately and automatically renumbered as new items are added.</text:p>
      <text:p text:style-name="P14">6</text:p>
      <text:p text:style-name="P14">Figure 7: Example of the basic code to create a table</text:p>
      <text:p text:style-name="P14">It is easy to then generate a list of figures and tables by entering the source code and using the</text:p>
      <text:p text:style-name="P14">commands \listogures or \listoftables.</text:p>
      <text:p text:style-name="P14">2.5 Citation</text:p>
      <text:p text:style-name="P14">Overleaf has templates for dedicated bibliographies as well as a structure for standard in-line</text:p>
      <text:p text:style-name="P14">citations in a variety of formats. There are two main ways of creating an integrated bibliography:</text:p>
      <text:p text:style-name="P14"><text:soft-page-break/>by uploading a static .bib file (downloaded from another citation manager) or by linking Overleaf</text:p>
      <text:p text:style-name="P14">with a citation manager like Mendeley, Zotero, or CiteULike for dynamic integration of the citation</text:p>
      <text:p text:style-name="P14">manager and Overleaf. This tutorial will focus on linking a citation manager because it is simpler</text:p>
      <text:p text:style-name="P14">and has more robust features with a better user interface.</text:p>
      <text:p text:style-name="P14">Integrate a citation manager by going to Project, then Files. Choose ”Bibliography” as in Figure</text:p>
      <text:p text:style-name="P14">8.</text:p>
      <text:p text:style-name="P14">Figure 8: Insert a bibliography from the Files tab under Projects.</text:p>
      <text:p text:style-name="P14">After choosing your citation manager, you will be prompted to log in and choose the specific</text:p>
      <text:p text:style-name="P14">7</text:p>
      <text:p text:style-name="P14">bibliography file.</text:p>
      <text:p text:style-name="P14">Once the bibliography is loaded, you can cite by entering the source code editor and using the</text:p>
      <text:p text:style-name="P14">\cite command. Press the up or down arrows to bring up autocomplete options from your existing</text:p>
      <text:p text:style-name="P14">citations.</text:p>
      <text:p text:style-name="P14">Figure 9: With the \cite command, use up or down arrows to choose a citation to insert.</text:p>
      <text:p text:style-name="P14">To ensure the citation integration runs properly and to generate a list of references at the end of the</text:p>
      <text:p text:style-name="P14">document, insert these two lines of code at the end of the document (but before \enddocument!)</text:p>
      <text:p text:style-name="P14">\bibliographystyleplain \bibliographyNAMEOFBIBLIOGRAPHY.bib</text:p>
      <text:p text:style-name="P14">If you do not change ”NAMEOFBIBLIOGRAPHY” to the correct name, you will get an error. To</text:p>
      <text:p text:style-name="P14">check the name, go to Files to see what was uploaded when you linked your account.</text:p>
      <text:p text:style-name="P14">If you have recently added items to your citation manager and don’t see autocomplete options, you</text:p>
      <text:p text:style-name="P14">may want to manually refresh. To do so, go to Files (in Project in the top menu bar) and find the</text:p>
      <text:p text:style-name="P14">correct .bib file. Hover over it and choose refresh, as in Figure 10.</text:p>
      <text:p text:style-name="P14">Figure 10: Manually refresh a linked bibliography.</text:p>
      <text:p text:style-name="P14">2.6 Collaboration</text:p>
      <text:p text:style-name="P14">Projects can be shared with an unlimited number of collaborators. To share your project, go to</text:p>
      <text:p text:style-name="P14">”Share” in the top toolbar. To share with co-authors who can edit simultaneously, you can share</text:p>
      <text:p text:style-name="P14">a link by copy/pasting, or with embedded links to email and social media platforms. There is</text:p>
      <text:p text:style-name="P14">also a Read Only Link for non-collaborators. The Share screen provides several repository and</text:p>
      <text:p text:style-name="P14">publication options as well: you can clone a project to github (a popular software development</text:p>
      <text:p text:style-name="P14">platform) or publish to the Overleaf Gallery.</text:p>
      <text:p text:style-name="P14">By default, projects are semi-private: they are not publicly shared, but can be viewed by anyone</text:p>
      <text:p text:style-name="P14">with a link. Pro Accounts have additional security options.</text:p>
      <text:p text:style-name="P14"><text:soft-page-break/>8</text:p>
      <text:p text:style-name="P14">2.7 History and Revisions</text:p>
      <text:p text:style-name="P14">Each document shows live previews of compiled code on the right section of the screen. To see</text:p>
      <text:p text:style-name="P14">previous edits and versions, choose ”History and Revisions” in the top toolbar. Before major edits,</text:p>
      <text:p text:style-name="P14">a version can be frozen and titled (ex. Draft 1, Advisor’s Revisions, etc.). Versions can be compared</text:p>
      <text:p text:style-name="P14">and sections can be compared and restored if desired. A Pro Account (individually or through an</text:p>
      <text:p text:style-name="P14">institutional subscription) can be used for more options.</text:p>
      <text:p text:style-name="P14">2.8 Publishing</text:p>
      <text:p text:style-name="P14">Done with your project? Hooray! Overleaf provides multiple publishing options. The most basic</text:p>
      <text:p text:style-name="P14">is to download as a PDF, which is available in the top toolbar and can be used at any time.</text:p>
      <text:p text:style-name="P14">More advanced publishing options are available under ”Journals &amp; Services” in the top toolbar.</text:p>
      <text:p text:style-name="P14">Overleaf partners with many academic journals, repositories and other author services, all of which</text:p>
      <text:p text:style-name="P14">can be submitted to through an intuitive interface. Institutions can set up systems for thesis/dis-</text:p>
      <text:p text:style-name="P14">sertation submission as well. The publication process will likely ask you to download a ZIP file</text:p>
      <text:p text:style-name="P14">with all the source files as well as a PDF file of your document. All partner publishers also have</text:p>
      <text:p text:style-name="P14">templates available on Overleaf with formats for style and citation.</text:p>
      <text:h text:style-name="P23" text:outline-level="2"/>
      <text:h text:style-name="P23" text:outline-level="2">Approccio completo: TeXStudio + TeXLiv<text:span text:style-name="T14">e</text:span></text:h>
      <text:p text:style-name="P14"/>
      <text:p text:style-name="P29">INSTALLAZIONE DI TEXLIVE PER OGNI SISTEMA OPERATIVO</text:p>
      <text:p text:style-name="P29">INSTALLAZIONE DI TEXSTUDIO</text:p>
      <text:p text:style-name="P29">EDITING DI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4-08T15:42:11.268112485</dc:date>
    <meta:editing-duration>PT21H29M33S</meta:editing-duration>
    <meta:editing-cycles>58</meta:editing-cycles>
    <meta:generator>LibreOffice/25.2.3.2$Linux_X86_64 LibreOffice_project/520$Build-2</meta:generator>
    <meta:document-statistic meta:table-count="0" meta:image-count="0" meta:object-count="0" meta:page-count="11" meta:paragraph-count="221" meta:word-count="3770" meta:character-count="23507" meta:non-whitespace-character-count="19960"/>
  </office:meta>
</office:document-meta>
</file>